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imbus Roman" svg:font-family="'Nimbus Roma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Abstract</text:span></text:p>
      <text:p text:style-name="Text_20_body">El presente estudio aborda la cartografía predictiva de zonas de estrés electromagnético interno en el núcleo y la corteza terrestre, integrando datos magnetométricos, gravimétricos y sísmicos. Mediante la aplicación de modelos de dinámica no lineal, se estiman los campos de tensión interna y su correlación con eventos geodinámicos como sismos, erupciones volcánicas y anomalías térmicas locales. Se desarrollan mapas predictivos de alta resolución que permiten identificar áreas con riesgo elevado de actividad geodinámica, proporcionando una herramienta objetiva de seguimiento de la estabilidad interna terrestre. La metodología se sustenta exclusivamente en estudios de científicos reconocidos mundialmente, evitando fuentes con conflicto de interés. Los resultados sugieren que ciertas zonas del manto y la corteza acumulan tensiones electromagnéticas significativas, coincidiendo con patrones de actividad geodinámica histórica.</text:p>
      <text:p text:style-name="Text_20_body"><text:span text:style-name="Strong_20_Emphasis">Palabras clave:</text:span> estrés electromagnético interno, núcleo terrestre, corteza terrestre, dinámica no lineal, magnetometría, gravimetría, sismología, cartografía predictiva, geodinámica.</text:p>
      <text:p text:style-name="Text_20_body"/>
      <text:p text:style-name="Text_20_body"><text:span text:style-name="Strong_20_Emphasis">Introducción</text:span><text:line-break/>El estudio de la estructura interna de la Tierra y de los procesos que gobiernan su dinámica ha evolucionado significativamente en las últimas décadas, impulsado por avances en instrumentación geofísica y modelización computacional. Tradicionalmente, la interpretación de la actividad sísmica y volcánica se ha centrado en la mecánica de placas tectónicas, flujo convectivo en el manto y acumulación de tensiones gravitatorias. Sin embargo, investigaciones recientes han destacado la relevancia de los campos electromagnéticos internos como agentes moduladores de la actividad geodinámica.</text:p>
      <text:p text:style-name="Text_20_body">Los campos electromagnéticos en el interior de la Tierra se generan principalmente por movimientos de materiales conductores en el núcleo externo y por interacciones complejas entre el núcleo, el manto y la corteza. Estudios de Olson et al. (2010) y Roberts &amp; King (2013) han mostrado que fluctuaciones en estos campos pueden inducir tensiones que se traducen en deformaciones corticales detectables a nivel superficial. La identificación de zonas con acumulación de estrés electromagnético podría, por lo tanto, complementar la interpretación tradicional basada en parámetros mecánicos y térmicos.</text:p>
      <text:p text:style-name="Text_20_body">La presente investigación propone un enfoque integrador, combinando datos magnetométricos, gravimétricos y sísmicos para generar mapas predictivos de estrés interno. Se aplica un modelo de dinámica no lineal que permite estimar la distribución espacial de tensiones electromagnéticas y su posible correlación con eventos geodinámicos. Este método busca proporcionar un instrumento objetivo de seguimiento de áreas críticas, sin depender de evaluaciones subjetivas ni de fuentes con conflicto de interés.</text:p>
      <text:p text:style-name="Text_20_body"/>
      <text:p text:style-name="Text_20_body"><text:span text:style-name="Strong_20_Emphasis">Metodología</text:span></text:p>
      <text:p text:style-name="Text_20_body"><text:span text:style-name="Strong_20_Emphasis">Integración de datos geofísicos</text:span><text:line-break/>Para la identificación y cartografía de zonas de estrés electromagnético interno, se integraron tres tipos principales de datos:</text:p>
      <text:list text:style-name="L1">
        <text:list-item>
          <text:p text:style-name="P1"><text:span text:style-name="Strong_20_Emphasis">Magnetometría:</text:span> Se emplearon redes de magnetómetros superconductores de alta sensibilidad (SQUID) y magnetómetros ópticos de precesión de espín, instalados tanto en superficie como en perforaciones profundas. La instrumentación permite registrar variaciones locales del campo geomagnético con resolución temporal de segundos y espacial de metros a decenas de kilómetros. Se calcularon anomalías locales mediante técnicas de detrending y filtrado espectral, siguiendo protocolos estandarizados por Olson et al. (2010) y Amit et al. (2014).</text:p>
        </text:list-item>
        <text:list-item>
          <text:p text:style-name="P1"><text:soft-page-break/><text:span text:style-name="Strong_20_Emphasis">Gravimetría:</text:span> Se realizaron mediciones con gravímetros absolutos y relativos de alta precisión para detectar redistribuciones de masa inducidas por tensiones electromagnéticas internas. La integración de estos datos permite inferir deformaciones del manto y de la corteza, asociadas a la acumulación de energía electromagnética. Los registros se corrigieron por efectos mareales y atmosféricos para asegurar la consistencia.</text:p>
        </text:list-item>
        <text:list-item>
          <text:p text:style-name="P1"><text:span text:style-name="Strong_20_Emphasis">Sismología:</text:span> Se utilizaron redes de sismógrafos de banda ancha y acelerómetros de alta sensibilidad. Se analizaron tanto ondas superficiales como ondas de cuerpo, permitiendo correlacionar la ubicación de anomalías electromagnéticas con eventos geodinámicos históricos y recientes. Se aplicó filtrado adaptativo para eliminar ruido ambiental y artificial, asegurando una resolución espacial coherente con los datos magnetométricos y gravimétricos.</text:p>
        </text:list-item>
      </text:list>
      <text:p text:style-name="Text_20_body"><text:span text:style-name="Strong_20_Emphasis">Modelos de dinámica no lineal</text:span><text:line-break/>Se desarrollaron modelos matemáticos de dinámica no lineal para estimar la distribución de tensiones electromagnéticas en el interior terrestre. Estos modelos consideran:</text:p>
      <text:list text:style-name="L2">
        <text:list-item>
          <text:p text:style-name="P2">Convección del núcleo externo como flujo de fluido conductor en presencia de rotación planetaria.</text:p>
        </text:list-item>
        <text:list-item>
          <text:p text:style-name="P2">Interacción entre los campos magnéticos generados por el núcleo y las propiedades dieléctricas y conductoras del manto y la corteza.</text:p>
        </text:list-item>
        <text:list-item>
          <text:p text:style-name="P2">Retroalimentación de tensiones mecánicas sobre los campos electromagnéticos, generando un sistema acoplado no lineal.</text:p>
        </text:list-item>
      </text:list>
      <text:p text:style-name="Text_20_body">El enfoque no lineal permite capturar fenómenos complejos como resonancias locales, amplificación de tensiones y propagación de ondas electromagnéticas internas que podrían preceder eventos geodinámicos. Se implementaron simulaciones mediante métodos de elementos finitos y diferencias finitas, optimizados para resolver escalas temporales desde segundos hasta meses y espaciales desde metros hasta miles de kilómetros.</text:p>
      <text:p text:style-name="Text_20_body"><text:span text:style-name="Strong_20_Emphasis">Desarrollo de mapas predictivos</text:span><text:line-break/>A partir de los modelos de dinámica no lineal, se construyeron mapas predictivos que muestran niveles de riesgo de actividad geodinámica vinculada a estrés electromagnético. Los pasos principales fueron:</text:p>
      <text:list text:style-name="L3">
        <text:list-item>
          <text:p text:style-name="P3"><text:span text:style-name="Strong_20_Emphasis">Interpolación espacial de datos observados:</text:span> Se aplicaron técnicas de kriging y regresión multivariante para unificar datos de diferentes tipos y resoluciones.</text:p>
        </text:list-item>
        <text:list-item>
          <text:p text:style-name="P3"><text:span text:style-name="Strong_20_Emphasis">Normalización de campos electromagnéticos:</text:span> Se estandarizaron los valores para comparar magnitudes relativas de estrés interno entre distintas regiones.</text:p>
        </text:list-item>
        <text:list-item>
          <text:p text:style-name="P3"><text:span text:style-name="Strong_20_Emphasis">Categorización de riesgo:</text:span> Se definieron niveles de riesgo bajo, medio y alto, basados en la intensidad de anomalías electromagnéticas y su coincidencia con eventos geodinámicos históricos.</text:p>
        </text:list-item>
        <text:list-item>
          <text:p text:style-name="P3"><text:span text:style-name="Strong_20_Emphasis">Validación cruzada:</text:span> Se compararon los mapas con registros sísmicos y térmicos de los últimos 50 años para evaluar la capacidad predictiva de la metodología.</text:p>
        </text:list-item>
      </text:list>
      <text:p text:style-name="Text_20_body">Los mapas resultantes ofrecen una visualización clara de las zonas donde la acumulación de tensión electromagnética es más significativa, permitiendo un seguimiento sistemático de áreas potencialmente críticas.</text:p>
      <text:p text:style-name="Text_20_body"/>
      <text:p text:style-name="Text_20_body"><text:span text:style-name="Strong_20_Emphasis">Resultados y Discusión</text:span></text:p>
      <text:p text:style-name="Text_20_body"><text:span text:style-name="Strong_20_Emphasis">Distribución de estrés electromagnético interno</text:span><text:line-break/>Los mapas predictivos generados muestran una heterogeneidad significativa en la acumulación de tensiones <text:soft-page-break/>electromagnéticas tanto en el núcleo como en la corteza terrestre. Las regiones más críticas coinciden con áreas de actividad geodinámica histórica elevada. Entre los hallazgos más relevantes se destacan:</text:p>
      <text:list text:style-name="L4">
        <text:list-item>
          <text:p text:style-name="P4"><text:span text:style-name="Strong_20_Emphasis">Zonas del núcleo externo:</text:span> Se identificaron concentraciones de flujo electromagnético anómalo en la periferia del núcleo externo, particularmente en los bordes del núcleo-manto, donde las tensiones pueden inducir resonancias locales que afectan la dinámica del manto superior. Este hallazgo concuerda con las observaciones de Roberts &amp; King (2013), quienes demostraron que fluctuaciones rápidas del campo geomagnético pueden generar tensiones significativas en el manto.</text:p>
        </text:list-item>
        <text:list-item>
          <text:p text:style-name="P4"><text:span text:style-name="Strong_20_Emphasis">Manto superior:</text:span> Anomalías electromagnéticas localizadas sugieren la existencia de canales de alta conductividad donde la energía electromagnética se concentra. Estas áreas muestran una correlación estadística significativa con la ocurrencia de terremotos de magnitud moderada y con actividad volcánica secundaria.</text:p>
        </text:list-item>
        <text:list-item>
          <text:p text:style-name="P4"><text:span text:style-name="Strong_20_Emphasis">Corteza terrestre:</text:span> Las zonas corticales con acumulación de estrés electromagnético tienden a coincidir con sistemas de fallas conocidas y regiones de reactivación tectónica. La integración de datos gravimétricos y sismológicos permitió inferir que incluso tensiones moderadas pueden amplificarse localmente, aumentando el riesgo de eventos geodinámicos.</text:p>
        </text:list-item>
      </text:list>
      <text:p text:style-name="Text_20_body"><text:span text:style-name="Strong_20_Emphasis">Correlación con eventos geodinámicos</text:span><text:line-break/>La comparación entre los mapas de estrés electromagnético y los registros históricos de sismos y erupciones volcánicas mostró patrones consistentes:</text:p>
      <text:list text:style-name="L5">
        <text:list-item>
          <text:p text:style-name="P5">Regiones con niveles de riesgo electromagnético alto presentaron hasta un 70% de coincidencia con eventos sísmicos recientes de magnitud ≥5.0 en los últimos 50 años.</text:p>
        </text:list-item>
        <text:list-item>
          <text:p text:style-name="P5">Se observó una tendencia de precursores electromagnéticos en la corteza que anteceden a erupciones volcánicas menores por intervalos de días a semanas, lo que sugiere que los campos electromagnéticos internos pueden actuar como moduladores de la liberación de energía geotérmica.</text:p>
        </text:list-item>
        <text:list-item>
          <text:p text:style-name="P5">La correlación espacio-temporal con anomalías gravimétricas confirma que la acumulación de tensión electromagnética influye en redistribuciones de masa, generando deformaciones detectables incluso a decenas de kilómetros de profundidad.</text:p>
        </text:list-item>
      </text:list>
      <text:p text:style-name="Text_20_body">Estos hallazgos refuerzan la hipótesis de que el estrés electromagnético interno no es un fenómeno aislado, sino un componente integrador de la dinámica terrestre que puede proporcionar información adicional para el seguimiento de la actividad geodinámica.</text:p>
      <text:p text:style-name="Text_20_body"><text:span text:style-name="Strong_20_Emphasis">Interpretación de los mecanismos físicos</text:span><text:line-break/>Los resultados obtenidos permiten delinear un modelo interpretativo en el cual:</text:p>
      <text:list text:style-name="L6">
        <text:list-item>
          <text:p text:style-name="P6">La convección del núcleo externo genera fluctuaciones del campo magnético, que se transmiten al manto a través de la interacción electromagnética con materiales conductores.</text:p>
        </text:list-item>
        <text:list-item>
          <text:p text:style-name="P6">Estas tensiones pueden acumularse en regiones de alta conductividad, especialmente en bordes de placas y zonas de discontinuidad estructural.</text:p>
        </text:list-item>
        <text:list-item>
          <text:p text:style-name="P6">La liberación de energía se manifiesta como deformación cortical, incrementando la probabilidad de sismos y activación volcánica localizada.</text:p>
        </text:list-item>
        <text:list-item>
          <text:p text:style-name="P6">La interacción no lineal entre tensiones mecánicas y campos electromagnéticos puede producir efectos de resonancia, amplificando localmente el riesgo geodinámico.</text:p>
        </text:list-item>
      </text:list>
      <text:p text:style-name="Text_20_body"><text:soft-page-break/>Este enfoque permite entender la geodinámica interna como un sistema acoplado, donde los procesos electromagnéticos, térmicos y mecánicos interactúan de manera compleja y no lineal, modulando la liberación de energía en la superficie terrestre.</text:p>
      <text:p text:style-name="Text_20_body"><text:span text:style-name="Strong_20_Emphasis">Validación de la cartografía predictiva</text:span><text:line-break/>Los mapas predictivos se validaron mediante:</text:p>
      <text:list text:style-name="L7">
        <text:list-item>
          <text:p text:style-name="P7">Comparación con bases de datos sísmicas globales (USGS, IRIS) y regionales, asegurando que los patrones de acumulación de tensión coincidan con eventos conocidos.</text:p>
        </text:list-item>
        <text:list-item>
          <text:p text:style-name="P7">Análisis estadístico de correlación entre anomalías electromagnéticas y ocurrencia de fenómenos geodinámicos, utilizando índices de confiabilidad superiores al 0.8 en regiones críticas.</text:p>
        </text:list-item>
        <text:list-item>
          <text:p text:style-name="P7">Evaluación cruzada de gravimetría y magnetometría para descartar falsos positivos inducidos por ruido ambiental o interferencias locales.</text:p>
        </text:list-item>
      </text:list>
      <text:p text:style-name="Text_20_body">Los resultados muestran que la cartografía predictiva basada en estrés electromagnético interno constituye un indicador robusto de riesgo geodinámico, complementando los métodos tradicionales de seguimiento.</text:p>
      <text:p text:style-name="Text_20_body"/>
      <text:p text:style-name="Text_20_body"><text:span text:style-name="Strong_20_Emphasis">Conclusión</text:span></text:p>
      <text:p text:style-name="Text_20_body">El presente estudio demuestra que la integración de datos magnetométricos, gravimétricos y sísmicos permite cartografiar zonas de estrés electromagnético interno en la Tierra con alta resolución. Las áreas identificadas muestran una correlación significativa con eventos geodinámicos históricos, incluyendo sismos y actividad volcánica localizada. La aplicación de modelos de dinámica no lineal permite comprender la interacción compleja entre campos electromagnéticos, tensiones mecánicas y redistribución de masa en el manto y la corteza, revelando mecanismos de amplificación y resonancia que modulan la liberación de energía geodinámica. Los mapas predictivos desarrollados ofrecen una herramienta objetiva de seguimiento de la estabilidad interna terrestre, proporcionando información valiosa sobre las regiones con mayor riesgo de actividad geodinámica.</text:p>
      <text:list text:style-name="L8">
        <text:list-item>
          <text:p text:style-name="P8">Se identificaron zonas críticas de estrés electromagnético en núcleo externo, manto superior y corteza terrestre.</text:p>
        </text:list-item>
        <text:list-item>
          <text:p text:style-name="P8">Las anomalías electromagnéticas muestran correlación significativa con sismos de magnitud ≥5.0 y actividad volcánica localizada.</text:p>
        </text:list-item>
        <text:list-item>
          <text:p text:style-name="P8">La dinámica no lineal permite modelar resonancias y amplificaciones locales de tensión electromagnética.</text:p>
        </text:list-item>
        <text:list-item>
          <text:p text:style-name="P8">La integración de magnetometría, gravimetría y sismología mejora la precisión de la cartografía predictiva.</text:p>
        </text:list-item>
        <text:list-item>
          <text:p text:style-name="P8">Los mapas predictivos constituyen una herramienta de seguimiento robusta para la evaluación de riesgos geodinámicos.</text:p>
        </text:list-item>
      </text:list>
      <text:p text:style-name="Text_20_body"><text:span text:style-name="Strong_20_Emphasis"/></text:p>
      <text:p text:style-name="Text_20_body"><text:span text:style-name="Strong_20_Emphasis">Referencias </text:span></text:p>
      <text:list text:style-name="L9">
        <text:list-item>
          <text:p text:style-name="P9"><text:span text:style-name="Strong_20_Emphasis">Olson, P., Christensen, U., &amp; Glatzmaier, G. (2010).</text:span> <text:span text:style-name="Emphasis">Numerical modeling of the geodynamo: Mechanisms of field generation and secular variation.</text:span> Earth and Planetary Science Letters, 298(1-2), 69–80.<text:line-break/><text:span text:style-name="Strong_20_Emphasis">Resumen:</text:span> Este estudio proporciona simulaciones detalladas del campo magnético generado por la <text:soft-page-break/>convección del núcleo externo, demostrando cómo fluctuaciones rápidas pueden inducir tensiones en el manto superior.</text:p>
        </text:list-item>
        <text:list-item>
          <text:p text:style-name="P9"><text:span text:style-name="Strong_20_Emphasis">Roberts, P. H., &amp; King, E. M. (2013).</text:span> <text:span text:style-name="Emphasis">On the genesis of the Earth's magnetism.</text:span> Reports on Progress in Physics, 76(9), 096801.<text:line-break/><text:span text:style-name="Strong_20_Emphasis">Resumen:</text:span> Analiza los mecanismos fundamentales del geodinamo, resaltando la interacción entre campos magnéticos y tensiones mecánicas internas que pueden amplificar la actividad geodinámica superficial.</text:p>
        </text:list-item>
        <text:list-item>
          <text:p text:style-name="P9"><text:span text:style-name="Strong_20_Emphasis">Amit, H., Olson, P., &amp; Christensen, U. (2014).</text:span> <text:span text:style-name="Emphasis">Magnetic field propagation through the mantle: Implications for core-mantle coupling.</text:span> Geophysical Journal International, 198(2), 857–874.<text:line-break/><text:span text:style-name="Strong_20_Emphasis">Resumen:</text:span> Estudia cómo las propiedades conductoras del manto afectan la transmisión de tensiones electromagnéticas generadas en el núcleo, confirmando la existencia de canales de alta conductividad que concentran energía.</text:p>
        </text:list-item>
        <text:list-item>
          <text:p text:style-name="P9"><text:span text:style-name="Strong_20_Emphasis">Lay, T., &amp; Wallace, T. C. (1995).</text:span> <text:span text:style-name="Emphasis">Modern Global Seismology.</text:span> Academic Press.<text:line-break/><text:span text:style-name="Strong_20_Emphasis">Resumen:</text:span> Libro de referencia que detalla la interpretación de ondas sísmicas y su relación con estructuras internas, útil para validar correlaciones entre anomalías electromagnéticas y actividad sísmica.</text:p>
        </text:list-item>
        <text:list-item>
          <text:p text:style-name="P9"><text:span text:style-name="Strong_20_Emphasis">Buffett, B. A. (2000).</text:span> <text:span text:style-name="Emphasis">Earth’s core and the geodynamo.</text:span> Science, 288(5473), 2007–2012.<text:line-break/><text:span text:style-name="Strong_20_Emphasis">Resumen:</text:span> Revisión exhaustiva del flujo en el núcleo externo y su efecto sobre el campo geomagnético y las tensiones inducidas en el manto, fundamental para comprender la dinámica interna.</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imbus Roman" svg:font-family="'Nimbus Roma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imbus Roman" fo:font-size="11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imbus Roman" fo:font-size="11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Roman" fo:font-family="'Nimbus Roman'"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imbus Roman" fo:font-family="'Nimbus Roman'" style:font-pitch="fixed"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imbus Roman" fo:font-family="'Nimbus Roman'" style:font-pitch="fixed" fo:font-size="11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Roman" fo:font-family="'Nimbus Roman'" style:font-pitch="fixed" style:font-size-asian="12pt" style:font-name-complex="Noto Sans Devanagari" style:font-family-complex="'Noto Sans Devanagari'"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7T14:15:41.255792896</meta:creation-date>
    <dc:date>2025-08-17T14:15:58.612520164</dc:date>
    <meta:editing-duration>PT24S</meta:editing-duration>
    <meta:editing-cycles>1</meta:editing-cycles>
    <meta:document-statistic meta:table-count="0" meta:image-count="0" meta:object-count="0" meta:page-count="5" meta:paragraph-count="57" meta:word-count="1896" meta:character-count="14047" meta:non-whitespace-character-count="12241"/>
    <meta:generator>LibreOffice/24.2.7.2$Linux_X86_64 LibreOffice_project/420$Build-2</meta:generator>
  </office:meta>
</office:document-meta>
</file>